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1.48cm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1.128cm"/>
    </style:style>
    <style:style style:name="gr3" style:family="graphic" style:parent-style-name="standard">
      <style:graphic-properties draw:textarea-horizontal-align="justify" draw:textarea-vertical-align="middle" draw:auto-grow-height="false" fo:min-height="2.063cm" fo:min-width="3.101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875cm" fo:min-width="2.601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1.001cm"/>
    </style:style>
    <style:style style:name="gr7" style:family="graphic" style:parent-style-name="standard">
      <style:graphic-properties draw:textarea-horizontal-align="justify" draw:textarea-vertical-align="middle" draw:auto-grow-height="false" fo:min-height="1.813cm" fo:min-width="3.501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.8cm" svg:height="2cm" svg:x="3.6cm" svg:y="2.5cm">
          <text:p text:style-name="P1"><text:span text:style-name="T1">S8P</text:span></text:p>
          <text:p text:style-name="P1"><text:span text:style-name="T1">(S8_X envrionnment AIX</text:span></text:p>
          <text:p text:style-name="P1"><text:span text:style-name="T1">S8_L environnment Linux)</text:span></text:p>
          <text:p text:style-name="P1"><text:span text:style-name="T1">SecJava</text:span></text:p>
          <text:p text:style-name="P1"><text:span text:style-name="T1">Nom-Numeéro GDP ex : VALLET-0384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3cm" svg:height="2cm" svg:x="3.3cm" svg:y="7.3cm">
          <text:p text:style-name="P2"><text:span text:style-name="T2">Service local sur le poste</text:span></text:p>
          <text:p text:style-name="P2"><text:span text:style-name="T2">Applet</text:span></text:p>
          <text:p text:style-name="P2"><text:span text:style-name="T2">or</text:span></text:p>
          <text:p text:style-name="P2"><text:span text:style-name="T2">SRVSEC (depuis 200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3.6cm" svg:height="3.7cm" svg:x="15.6cm" svg:y="4.2cm">
          <text:p text:style-name="P3"><text:span text:style-name="T3">AccessMaster</text:span></text:p>
          <text:p text:style-name="P3"><text:span text:style-name="T3">To get application rights SYS_CESAR etc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4" draw:layer="layout" svg:x1="4.01cm" svg:y1="4.207cm" svg:x2="4.45cm" svg:y2="7.3cm" draw:start-shape="id1" draw:start-glue-point="7" draw:end-shape="id2" svg:d="M4010 4207v1799h440v1294" svg:viewBox="0 0 441 3094">
          <text:p/>
        </draw:connector>
        <draw:connector draw:style-name="gr4" draw:text-style-name="P4" draw:layer="layout" draw:line-skew="0cm 1.259cm -1.302cm" svg:x1="5.264cm" svg:y1="7.593cm" svg:x2="17.4cm" svg:y2="7.9cm" draw:start-shape="id2" draw:start-glue-point="11" draw:end-shape="id3" draw:end-glue-point="7" svg:d="M5264 7593v-794h5736v301h6400v800" svg:viewBox="0 0 12137 1102">
          <text:p/>
        </draw:connector>
        <draw:custom-shape draw:style-name="gr5" draw:text-style-name="P3" xml:id="id4" draw:id="id4" draw:layer="layout" svg:width="3.1cm" svg:height="3.4cm" svg:x="8.2cm" svg:y="12.9cm">
          <text:p text:style-name="P3"><text:span text:style-name="T4">LDAP</text:span><text:span text:style-name="T3"> To get DRHM/PinF tel number etc.</text:span></text:p>
          <text:p text:style-name="P3"><text:span text:style-name="T3">Get rights to get acces to that server or that fodler etc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4" draw:layer="layout" svg:x1="6.4cm" svg:y1="3.5cm" svg:x2="9.75cm" svg:y2="12.9cm" draw:start-shape="id1" draw:start-glue-point="10" draw:end-shape="id4" svg:d="M6400 3500h3350v9400" svg:viewBox="0 0 3351 9401">
          <text:p/>
        </draw:connector>
        <draw:custom-shape draw:style-name="gr6" draw:text-style-name="P5" xml:id="id5" draw:id="id5" draw:layer="layout" svg:width="1.5cm" svg:height="2.4cm" svg:x="1.8cm" svg:y="10.5cm">
          <text:p text:style-name="P5">Passepor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4" draw:layer="layout" svg:x1="4.45cm" svg:y1="9.3cm" svg:x2="2.55cm" svg:y2="10.5cm" draw:start-shape="id2" draw:start-glue-point="8" draw:end-shape="id5" svg:d="M4450 9300v601h-1900v599" svg:viewBox="0 0 1901 1201">
          <text:p/>
        </draw:connector>
        <draw:custom-shape draw:style-name="gr7" draw:text-style-name="P5" xml:id="id6" draw:id="id6" draw:layer="layout" svg:width="4cm" svg:height="3.3cm" svg:x="19.2cm" svg:y="13cm">
          <text:p text:style-name="P5">AN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6" draw:layer="layout" svg:x1="19.191cm" svg:y1="7.714cm" svg:x2="21.2cm" svg:y2="13cm" draw:end-shape="id6" draw:end-glue-point="5" svg:d="M19191 7714v2393h2009v2893" svg:viewBox="0 0 2010 5287">
          <text:p text:style-name="P5"><text:span text:style-name="T2">Export dans ldap de certaines infos</text:span></text:p>
        </draw:connector>
      </draw:page>
      <draw:page draw:name="page2" draw:style-name="dp1" draw:master-page-name="Standard">
        <draw:frame draw:style-name="gr9" draw:text-style-name="P7" draw:layer="layout" svg:width="23.6cm" svg:height="1.916cm" svg:x="4.6cm" svg:y="1.9cm">
          <draw:text-box>
            <text:p><text:span text:style-name="T3">ANSLDAP Annuaire de sécurité LDAP</text:span></text:p>
            <text:p><text:span text:style-name="T3">SQUID permet l'accès à internet <text:s/>migration de de son authetification de HERMES vers ANSLDAP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14:03:35.961000000</meta:creation-date>
    <dc:date>2018-02-12T15:18:12.416000000</dc:date>
    <meta:editing-duration>PT44M21S</meta:editing-duration>
    <meta:editing-cycles>3</meta:editing-cycles>
    <meta:generator>LibreOffice/5.0.5.2$Windows_x86 LibreOffice_project/55b006a02d247b5f7215fc6ea0fde844b30035b3</meta:generator>
    <meta:document-statistic meta:object-count="12"/>
  </office:meta>
</office:document-meta>
</file>